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945fa" officeooo:paragraph-rsid="0115f466"/>
    </style:style>
    <style:style style:name="P3" style:family="paragraph" style:parent-style-name="Text_20_body" style:list-style-name="L5">
      <style:text-properties officeooo:rsid="0125b0b9" officeooo:paragraph-rsid="0125b0b9"/>
    </style:style>
    <style:style style:name="P4" style:family="paragraph" style:parent-style-name="Text_20_body" style:list-style-name="L5">
      <style:text-properties officeooo:rsid="01269aa6" officeooo:paragraph-rsid="01269aa6"/>
    </style:style>
    <style:style style:name="P5" style:family="paragraph" style:parent-style-name="Text_20_body" style:list-style-name="L5">
      <style:text-properties officeooo:rsid="01283cb5" officeooo:paragraph-rsid="01283cb5"/>
    </style:style>
    <style:style style:name="P6" style:family="paragraph" style:parent-style-name="Text_20_body" style:list-style-name="L5">
      <style:text-properties officeooo:rsid="01289a2c" officeooo:paragraph-rsid="01289a2c"/>
    </style:style>
    <style:style style:name="P7" style:family="paragraph" style:parent-style-name="Text_20_body">
      <style:text-properties officeooo:rsid="01289a2c" officeooo:paragraph-rsid="01289a2c"/>
    </style:style>
    <style:style style:name="P8" style:family="paragraph" style:parent-style-name="Text_20_body" style:list-style-name="L6">
      <style:text-properties officeooo:rsid="01289a2c" officeooo:paragraph-rsid="01289a2c"/>
    </style:style>
    <style:style style:name="P9" style:family="paragraph" style:parent-style-name="Text_20_body">
      <style:text-properties officeooo:rsid="0124e45b" officeooo:paragraph-rsid="0125b0b9"/>
    </style:style>
    <style:style style:name="P10" style:family="paragraph" style:parent-style-name="Text_20_body" style:list-style-name="L6">
      <style:text-properties officeooo:paragraph-rsid="01289a2c"/>
    </style:style>
    <style:style style:name="P11" style:family="paragraph" style:parent-style-name="Text_20_body">
      <style:text-properties fo:font-style="normal" officeooo:rsid="01289a2c" officeooo:paragraph-rsid="01289a2c" style:font-style-asian="normal" style:font-style-complex="normal"/>
    </style:style>
    <style:style style:name="P12" style:family="paragraph" style:parent-style-name="Heading_20_2">
      <style:text-properties officeooo:rsid="01145fcd" officeooo:paragraph-rsid="009cfa3e"/>
    </style:style>
    <style:style style:name="T1" style:family="text">
      <style:text-properties officeooo:rsid="01145fcd"/>
    </style:style>
    <style:style style:name="T2" style:family="text">
      <style:text-properties officeooo:rsid="0125b0b9"/>
    </style:style>
    <style:style style:name="T3" style:family="text">
      <style:text-properties officeooo:rsid="01283cb5"/>
    </style:style>
    <style:style style:name="T4" style:family="text">
      <style:text-properties officeooo:rsid="01289a2c"/>
    </style:style>
    <style:style style:name="T5" style:family="text">
      <style:text-properties fo:font-style="italic" style:font-style-asian="italic" style:font-style-complex="italic"/>
    </style:style>
    <style:style style:name="T6" style:family="text">
      <style:text-properties fo:font-style="italic" officeooo:rsid="01289a2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text:span text:style-name="T2">IO paths</text:span></text:h>
      <text:p text:style-name="P1">19<text:span text:style-name="T1">1122</text:span>, updated <text:span text:style-name="T1">22</text:span>.<text:span text:style-name="T1">11</text:span>.2019/pekka</text:p>
      <text:p text:style-name="P2"><text:span text:style-name="T2">How do I turn on the lights on in my garage from an application running in cloud server?</text:span></text:p>
      <text:p text:style-name="P2"/>
      <text:list xml:id="list1839653258" text:style-name="L5">
        <text:list-item>
          <text:p text:style-name="P3">I call my application “homerapp” and my home network “pekkanet”.</text:p>
        </text:list-item>
        <text:list-item>
          <text:p text:style-name="P3">There may be many instances of “homerapp” application running in same process in the cloud server, one for every connennected home network. One of those instances runs “pekkanet”.</text:p>
        </text:list-item>
        <text:list-item>
          <text:p text:style-name="P3">Now my “garagelight” output signal would be connected to IO device named “garagectrl”. Since “pekkanet” can (at least in theory) have many garages, so this particular device is number 1, thus “garagectrl1”. </text:p>
        </text:list-item>
        <text:list-item>
          <text:p text:style-name="P4">Now the “homerapp” could call function to <text:span text:style-name="T7">set “garagelight.imp.garagectrl1.pekkanet” to one</text:span>. <text:span text:style-name="T3">Here the “imp” identifies the memory block used to transfer “garagelight” signal to IO device. </text:span></text:p>
        </text:list-item>
        <text:list-item>
          <text:p text:style-name="P5">First the “.pekkanet” is not needed, since the instance of ”homerapp” running “pekkanet” can basically only access IO on “pekkanet” (not in markkunet). </text:p>
        </text:list-item>
        <text:list-item>
          <text:p text:style-name="P5">Then explicit memory block name “imp” or “exp” is not needed, since signal name is unique <text:span text:style-name="T4">within the device</text:span>, the library can figure that out.</text:p>
        </text:list-item>
        <text:list-item>
          <text:p text:style-name="P6">The device name “garagectrl1” is needed only if we have multiple garages or signal names for other reason are not unique within the IO network. Here I assume that I have only one, so I can drop it.</text:p>
        </text:list-item>
        <text:list-item>
          <text:p text:style-name="P6">Consequently the command to turn on “garagelight” can be <text:span text:style-name="T5">set “garagelight.*.*.*” to 1</text:span>. Now there is no need to write the wildcards, these are assumed. So final command would be <text:span text:style-name="T7">set “garagelight” to one</text:span>. </text:p>
        </text:list-item>
        <text:list-item>
          <text:p text:style-name="P6">If signal names are not unique within the network, we need also the device name, and set command would be <text:span text:style-name="T8">set “garagelight.*.garagectrl1” to one</text:span>.</text:p>
        </text:list-item>
      </text:list>
      <text:p text:style-name="P9"/>
      <text:p text:style-name="P7">So full IO path is written as </text:p>
      <text:list xml:id="list3371950800" text:style-name="L6">
        <text:list-item>
          <text:p text:style-name="P10"><text:span text:style-name="T4">to signal: </text:span><text:span text:style-name="T6">signal_name.mblk_name.device_name.network_name</text:span></text:p>
        </text:list-item>
        <text:list-item>
          <text:p text:style-name="P8">to memory block: <text:span text:style-name="T5">mblk_name.device_name.network_name</text:span></text:p>
        </text:list-item>
        <text:list-item>
          <text:p text:style-name="P8"><text:span text:style-name="T9">to IO device: </text:span><text:span text:style-name="T5">device_name.network_name</text:span></text:p>
        </text:list-item>
      </text:list>
      <text:p text:style-name="P7"><text:span text:style-name="T5"/></text:p>
      <text:p text:style-name="P11">In software we know are we expecting path to signal, memory block, io device or just network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1-22T07:09:56.002562033</dc:date>
    <meta:editing-duration>P2DT6H29M24S</meta:editing-duration>
    <meta:editing-cycles>253</meta:editing-cycles>
    <meta:generator>LibreOffice/6.2.4.2$Linux_X86_64 LibreOffice_project/20$Build-2</meta:generator>
    <meta:document-statistic meta:table-count="0" meta:image-count="0" meta:object-count="0" meta:page-count="1" meta:paragraph-count="17" meta:word-count="311" meta:character-count="1890" meta:non-whitespace-character-count="1603"/>
  </office:meta>
</office:document-meta>
</file>